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2284" officeooo:paragraph-rsid="00111d7e"/>
    </style:style>
    <style:style style:name="P2" style:family="paragraph" style:parent-style-name="Standard">
      <style:text-properties officeooo:rsid="00111d7e" officeooo:paragraph-rsid="00111d7e"/>
    </style:style>
    <style:style style:name="P3" style:family="paragraph" style:parent-style-name="Standard">
      <style:text-properties officeooo:rsid="0012786f" officeooo:paragraph-rsid="0012786f"/>
    </style:style>
    <style:style style:name="P4" style:family="paragraph" style:parent-style-name="Standard">
      <style:paragraph-properties fo:text-align="center" style:justify-single-word="false"/>
      <style:text-properties officeooo:rsid="001325d8" officeooo:paragraph-rsid="001325d8"/>
    </style:style>
    <style:style style:name="P5" style:family="paragraph" style:parent-style-name="Standard">
      <style:paragraph-properties fo:text-align="center" style:justify-single-word="false"/>
      <style:text-properties officeooo:rsid="001325d8" officeooo:paragraph-rsid="0015e81a"/>
    </style:style>
    <style:style style:name="P6" style:family="paragraph" style:parent-style-name="Standard">
      <style:paragraph-properties fo:text-align="start" style:justify-single-word="false"/>
      <style:text-properties officeooo:rsid="001325d8" officeooo:paragraph-rsid="001325d8"/>
    </style:style>
    <style:style style:name="P7" style:family="paragraph" style:parent-style-name="Standard">
      <style:text-properties fo:font-size="10pt" fo:font-style="italic" officeooo:rsid="00111d7e" officeooo:paragraph-rsid="00111d7e" style:font-size-asian="10pt" style:font-style-asian="italic" style:font-size-complex="10pt" style:font-style-complex="italic"/>
    </style:style>
    <style:style style:name="P8" style:family="paragraph" style:parent-style-name="Standard">
      <style:paragraph-properties fo:text-align="start" style:justify-single-word="false"/>
      <style:text-properties officeooo:rsid="0014cff2" officeooo:paragraph-rsid="0014cff2"/>
    </style:style>
    <style:style style:name="P9" style:family="paragraph" style:parent-style-name="Standard">
      <style:paragraph-properties fo:text-align="center" style:justify-single-word="false"/>
      <style:text-properties officeooo:rsid="0014cff2" officeooo:paragraph-rsid="0014cff2"/>
    </style:style>
    <style:style style:name="P10" style:family="paragraph" style:parent-style-name="Standard">
      <style:paragraph-properties fo:text-align="center" style:justify-single-word="false"/>
      <style:text-properties fo:font-size="12pt" fo:font-style="normal" officeooo:rsid="001325d8" officeooo:paragraph-rsid="0015e81a" style:font-size-asian="10.5pt" style:font-style-asian="normal" style:font-size-complex="12pt" style:font-style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officeooo:rsid="0015e81a" officeooo:paragraph-rsid="0015e81a" style:font-size-asian="10.5pt" style:font-style-asian="normal" style:font-size-complex="12pt" style:font-style-complex="normal"/>
    </style:style>
    <style:style style:name="P12" style:family="paragraph" style:parent-style-name="Standard">
      <style:paragraph-properties fo:text-align="center" style:justify-single-word="false"/>
      <style:text-properties fo:font-size="12pt" fo:font-style="normal" officeooo:rsid="0015e81a" officeooo:paragraph-rsid="0015e81a" style:font-size-asian="10.5pt" style:font-style-asian="normal" style:font-size-complex="12pt" style:font-style-complex="normal"/>
    </style:style>
    <style:style style:name="P13" style:family="paragraph" style:parent-style-name="Standard">
      <style:paragraph-properties fo:text-align="center" style:justify-single-word="false"/>
      <style:text-properties fo:font-size="12pt" fo:font-style="normal" officeooo:rsid="0015e81a" officeooo:paragraph-rsid="00178639" style:font-size-asian="10.5pt" style:font-style-asian="normal" style:font-size-complex="12pt" style:font-style-complex="normal"/>
    </style:style>
    <style:style style:name="P14" style:family="paragraph" style:parent-style-name="Standard">
      <style:paragraph-properties fo:text-align="start" style:justify-single-word="false"/>
      <style:text-properties officeooo:rsid="0015e81a" officeooo:paragraph-rsid="0015e81a"/>
    </style:style>
    <style:style style:name="P15" style:family="paragraph" style:parent-style-name="Standard">
      <style:paragraph-properties fo:text-align="center" style:justify-single-word="false"/>
      <style:text-properties officeooo:rsid="0014cff2" officeooo:paragraph-rsid="00195ca1"/>
    </style:style>
    <style:style style:name="P16" style:family="paragraph" style:parent-style-name="Standard">
      <style:paragraph-properties fo:text-align="center" style:justify-single-word="false"/>
      <style:text-properties fo:font-weight="bold" officeooo:rsid="0014cff2" officeooo:paragraph-rsid="001accf4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2pt" fo:font-style="normal" fo:font-weight="bold" officeooo:rsid="0015e81a" officeooo:paragraph-rsid="001accf4" style:font-size-asian="10.5pt" style:font-style-asian="normal" style:font-weight-asian="bold" style:font-size-complex="12pt" style:font-style-complex="normal" style:font-weight-complex="bold"/>
    </style:style>
    <style:style style:name="T1" style:family="text">
      <style:text-properties officeooo:rsid="002f4c22"/>
    </style:style>
    <style:style style:name="T2" style:family="text">
      <style:text-properties officeooo:rsid="00111d7e"/>
    </style:style>
    <style:style style:name="T3" style:family="text">
      <style:text-properties officeooo:rsid="001325d8"/>
    </style:style>
    <style:style style:name="T4" style:family="text">
      <style:text-properties officeooo:rsid="0014cff2"/>
    </style:style>
    <style:style style:name="T5" style:family="text">
      <style:text-properties officeooo:rsid="00178639"/>
    </style:style>
    <style:style style:name="T6" style:family="text">
      <style:text-properties fo:font-weight="bold" officeooo:rsid="0017b450" style:font-weight-asian="bold" style:font-weight-complex="bold"/>
    </style:style>
    <style:style style:name="T7" style:family="text">
      <style:text-properties officeooo:rsid="0017b450"/>
    </style:style>
    <style:style style:name="T8" style:family="text">
      <style:text-properties officeooo:rsid="00195ca1"/>
    </style:style>
    <style:style style:name="T9" style:family="text">
      <style:text-properties officeooo:rsid="001accf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niel McDonough <text:span text:style-name="T1">(dmcdonough)</text:span></text:p>
      <text:p text:style-name="P1">3/<text:span text:style-name="T2">22</text:span>/19</text:p>
      <text:p text:style-name="P1">CS4515</text:p>
      <text:p text:style-name="P1">H<text:span text:style-name="T1">W2</text:span></text:p>
      <text:p text:style-name="P2"/>
      <text:p text:style-name="P7">[15/15] &lt;C.2&gt; Suppose the branch frequencies (as percentages of all instructions) are as follows:</text:p>
      <text:p text:style-name="P7"/>
      <text:p text:style-name="P7">Conditional branches: 15%</text:p>
      <text:p text:style-name="P7">Jumps and calls: <text:s/>1%</text:p>
      <text:p text:style-name="P7">Taken conditional branches: <text:s/>60% are taken</text:p>
      <text:p text:style-name="P7"/>
      <text:p text:style-name="P7">a. [15] &lt;C.2&gt; We are examining a four-stage pipeline where the branch is</text:p>
      <text:p text:style-name="P7">resolved at the end of the second cycle for unconditional branches and at the</text:p>
      <text:p text:style-name="P7">end of the third cycle for conditional branches. Assuming that only the first pipe</text:p>
      <text:p text:style-name="P7">stage can always be completed independent of whether the branch is taken and</text:p>
      <text:p text:style-name="P7">ignoring other pipeline stalls, how much faster would the machine be without</text:p>
      <text:p text:style-name="P7">any branch hazards?</text:p>
      <text:p text:style-name="P2"/>
      <text:p text:style-name="P3">First we must, determine the <text:span text:style-name="T3">branch stall for unconditional branch stall:</text:span></text:p>
      <text:p text:style-name="P4">(N-1 stalled cycles – parallelisable cycles) * frequency = <text:s/>unconditional branch stall </text:p>
      <text:p text:style-name="P4">such that unconditional branch stall <text:s/>&gt;= 0</text:p>
      <text:p text:style-name="P4"/>
      <text:p text:style-name="P4">(1 <text:s/>- <text:span text:style-name="T4">1</text:span>) * 0.05 = 0</text:p>
      <text:p text:style-name="P4"/>
      <text:p text:style-name="P6">Next we can determine the amount of Conditional branch stalls for those taken and those not.</text:p>
      <text:p text:style-name="P6"/>
      <text:p text:style-name="P4">(N-1 stalled cycles – parallelisable cycles) * frequency = Taken Conditional Branch Stall </text:p>
      <text:p text:style-name="P4">such that unconditional branch stall <text:s/>&gt;= 0</text:p>
      <text:p text:style-name="P4"/>
      <text:p text:style-name="P4">(2-1) * 0.6 * 0.15 = 0.09</text:p>
      <text:p text:style-name="P4"/>
      <text:p text:style-name="P6">Note: the parallelisable cycles is 1 due to <text:s/><text:span text:style-name="T2">first pipe stage can always be completed independent of whether the branch is taken and ignoring other pipeline stalls.</text:span></text:p>
      <text:p text:style-name="P6"/>
      <text:p text:style-name="P6">Next we can determine the amount of Conditional branch stalls for those taken and those not.</text:p>
      <text:p text:style-name="P6"/>
      <text:p text:style-name="P4">(N-1 stalled cycles – parallelisable cycles) * frequency = Taken Conditional Branch Stall </text:p>
      <text:p text:style-name="P4">such that unconditional branch stall <text:s/>&gt;= 0</text:p>
      <text:p text:style-name="P4"/>
      <text:p text:style-name="P4">(2-1) * 0.4 * 0.15 = 0.06</text:p>
      <text:p text:style-name="P4"/>
      <text:p text:style-name="P6">We can then calculate the new Cycles per instruction as:</text:p>
      <text:p text:style-name="P4">1 + Conditional + Unconditional = new CPI</text:p>
      <text:p text:style-name="P4">1 + 0 + 0.09 + 0.06 = <text:span text:style-name="T4">1</text:span>.1<text:span text:style-name="T4">5</text:span></text:p>
      <text:p text:style-name="P6"/>
      <text:p text:style-name="P8">We can then calculate the speed up (assuming that the clock cycle time stays constant) by <text:s/></text:p>
      <text:p text:style-name="P15"><text:span text:style-name="T9">Pipeline Speedip = Pipeline Depth</text:span> / <text:span text:style-name="T8">(1 + Branch frequency * Branch penalty)</text:span></text:p>
      <text:p text:style-name="P9"/>
      <text:p text:style-name="P16"><text:span text:style-name="T9">Pipeline Speed up = 4</text:span> / 1.1<text:span text:style-name="T7">5</text:span> ~= <text:span text:style-name="T7">3.4783</text:span></text:p>
      <text:p text:style-name="P8"/>
      <text:p text:style-name="P2"/>
      <text:p text:style-name="P7"><text:soft-page-break/></text:p>
      <text:p text:style-name="P7">b. [15] &lt;C.2&gt; Now assume a high-performance processor in which we have a 15-</text:p>
      <text:p text:style-name="P7">deep pipeline where the branch is resolved at the end of the fifth cycle for</text:p>
      <text:p text:style-name="P7">unconditional branches and at the end of the tenth cycle for conditional</text:p>
      <text:p text:style-name="P7">branches. Assuming that only the first pipe stage can always be completed inde-</text:p>
      <text:p text:style-name="P7">pendent of whether the branch is taken and ignoring other pipeline stalls, how</text:p>
      <text:p text:style-name="P7">much faster would the machine be without any branch hazards?</text:p>
      <text:p text:style-name="P7"/>
      <text:p text:style-name="P14">As before, we need to find the stall frequencies for each of the branch stalling factors using:</text:p>
      <text:p text:style-name="P14"/>
      <text:p text:style-name="P5">(N-1 stalled cycles – parallelisable cycles) * frequency = <text:s/>branch stall </text:p>
      <text:p text:style-name="P10">such that unconditional branch stall <text:s/>&gt;= 0</text:p>
      <text:p text:style-name="P10"/>
      <text:p text:style-name="P11">Unconditional:</text:p>
      <text:p text:style-name="P12">(4-1) * 0.01 = 0.03</text:p>
      <text:p text:style-name="P11">Conditional-Taken:</text:p>
      <text:p text:style-name="P12">(9-1) * 0.06 * 0.15 = 0.072</text:p>
      <text:p text:style-name="P11">Conditional-Not-Taken:</text:p>
      <text:p text:style-name="P12">(9-1) * 0.04 * 0.15 = 0.048</text:p>
      <text:p text:style-name="P12"/>
      <text:p text:style-name="P13">New CPI = 1 + 0.03 + 0.072 + 0.048 <text:span text:style-name="T5">= 1.15</text:span></text:p>
      <text:p text:style-name="P17"><text:span text:style-name="T9">Pipeline Speed up =</text:span> <text:span text:style-name="T7">15</text:span>/<text:span text:style-name="T5">1.15 ~= 13.04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2T19:20:38.085259168</meta:creation-date>
    <dc:date>2019-03-28T15:53:49.276262405</dc:date>
    <meta:editing-duration>PT2H45M40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2" meta:paragraph-count="50" meta:word-count="466" meta:character-count="2697" meta:non-whitespace-character-count="2261"/>
  </office:meta>
</office:document-meta>
</file>